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401f" officeooo:paragraph-rsid="0019401f"/>
    </style:style>
    <style:style style:name="P2" style:family="paragraph" style:parent-style-name="Standard">
      <style:text-properties fo:font-weight="bold" officeooo:rsid="0019401f" officeooo:paragraph-rsid="0019401f" style:font-weight-asian="bold" style:font-weight-complex="bold"/>
    </style:style>
    <style:style style:name="P3" style:family="paragraph" style:parent-style-name="Standard">
      <style:text-properties officeooo:rsid="001ae34c" officeooo:paragraph-rsid="001ae3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4. Vamos a crear un RAID 1 por software en la máquina virtual de Ubuntu</text:p>
      <text:p text:style-name="P2">instalada en la práctica anterior.</text:p>
      <text:p text:style-name="P1"/>
      <text:p text:style-name="P3">a) Con la máquina virtual apagada instalamos 2 discos duros nuevos, en</text:p>
      <text:p text:style-name="P3">“Configuración → Almacenamiento” añade dos discos nuevos de expansión</text:p>
      <text:p text:style-name="P3">dinámica de 10 GB cada uno, llamados “disco1” y “disco2” al controlador SATA.</text:p>
      <text:p text:style-name="P3">b) Inicia el sistema y comprueba los discos con el comando “ lsblk ”.</text:p>
      <text:p text:style-name="P3">c) Crea un directorio llamado RAID en /mnt ejecutando “sudo mkdir /mnt/RAID”.</text:p>
      <text:p text:style-name="P3">d) Instala “mdadm” ejecutando en un terminal “sudo apt update” y “sudo apt install</text:p>
      <text:p text:style-name="P3">mdadm”.</text:p>
      <text:p text:style-name="P3">Página 1 de 5</text:p>
      <text:p text:style-name="P3">Raúl Escribano AlcaideIES SERPIS</text:p>
      <text:p text:style-name="P3">0483 - SIN</text:p>
      <text:p text:style-name="P3">e) Crea un RAID 1 con los 2 discos nuevos con el comando “sudo mdadm --create</text:p>
      <text:p text:style-name="P3">--verbose /dev/md0 --level=1 --raid-devices=2 /dev/sdb /dev/sdc”</text:p>
      <text:p text:style-name="P3">f) Comprueba la creación del RAID ejecutando “watch cat /proc/mdstat” hasta que</text:p>
      <text:p text:style-name="P3">el raid esté activo (sal con ctrl+c).</text:p>
      <text:p text:style-name="P3">g) Crea un sistema de ficheros para el RAID “sudo mkfs.ext4 -F /dev/md0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4T11:42:47.923275278</meta:creation-date>
    <meta:generator>LibreOffice/5.1.6.2$Linux_X86_64 LibreOffice_project/10m0$Build-2</meta:generator>
    <dc:date>2019-10-24T12:35:25.623547821</dc:date>
    <meta:editing-duration>PT17M44S</meta:editing-duration>
    <meta:editing-cycles>2</meta:editing-cycles>
    <meta:document-statistic meta:table-count="0" meta:image-count="0" meta:object-count="0" meta:page-count="1" meta:paragraph-count="17" meta:word-count="164" meta:character-count="940" meta:non-whitespace-character-count="797"/>
  </office:meta>
</office:document-meta>
</file>